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4.753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text-properties style:font-name="Linux Biolinum O" fo:font-size="16pt" fo:font-style="italic" style:text-underline-style="solid" style:text-underline-width="auto" style:text-underline-color="font-color" style:font-size-asian="18pt" style:font-size-complex="18pt"/>
    </style:style>
    <style:style style:name="P2" style:family="paragraph">
      <loext:graphic-properties draw:fill="none" draw:fill-color="#ffffff"/>
      <style:text-properties style:font-name="Linux Biolinum O" fo:font-size="16pt" fo:font-style="italic" style:text-underline-style="solid" style:text-underline-width="auto" style:text-underline-color="font-color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style:font-name="Linux Biolinum O" fo:font-size="16pt" fo:font-style="italic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45cm" svg:height="5.003cm" svg:x="0.138cm" svg:y="0.301cm">
          <draw:text-box>
            <text:p text:style-name="P1"><text:span text:style-name="T1">Memory</text:span></text:p>
            <text:p text:style-name="P1"><text:span text:style-name="T1"><text:tab/></text:span></text:p>
          </draw:text-box>
        </draw:frame>
        <draw:frame draw:style-name="gr2" draw:text-style-name="P3" draw:layer="layout" svg:width="2.843cm" svg:height="4.214cm" svg:x="2.686cm" svg:y="0.89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35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7:25:00.203621072</meta:creation-date>
    <dc:date>2019-09-12T17:35:30.538608062</dc:date>
    <meta:editing-duration>PT6S</meta:editing-duration>
    <meta:editing-cycles>1</meta:editing-cycles>
    <meta:document-statistic meta:object-count="2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i>v</mi>
                <mo stretchy="true">⃗</mo>
              </mover>
              <mo stretchy="false">=</mo>
              <msub>
                <mi>v</mi>
                <mi>x</mi>
              </msub>
            </mrow>
            <mrow>
              <mover accent="true">
                <mi>i</mi>
                <mo stretchy="false">^</mo>
              </mover>
              <mo stretchy="false">+</mo>
              <msub>
                <mi>v</mi>
                <mi>y</mi>
              </msub>
            </mrow>
            <mover accent="true">
              <mi>j</mi>
              <mo stretchy="false">^</mo>
            </mover>
          </mrow>
        </mtd>
      </mtr>
      <mtr>
        <mtd>
          <mrow>
            <mrow>
              <mo fence="true" stretchy="true">|</mo>
              <mrow>
                <mover accent="true">
                  <mi>v</mi>
                  <mo stretchy="true">⃗</mo>
                </mover>
              </mrow>
              <mo fence="true" stretchy="true">|</mo>
            </mrow>
            <mo stretchy="false">=</mo>
            <msqrt>
              <mrow>
                <msubsup>
                  <mi>v</mi>
                  <mi>x</mi>
                  <mn>2</mn>
                </msubsup>
                <mo stretchy="false">+</mo>
                <msubsup>
                  <mi>v</mi>
                  <mi>y</mi>
                  <mn>2</mn>
                </msubsup>
              </mrow>
            </msqrt>
          </mrow>
        </mtd>
      </mtr>
      <mtr>
        <mtd>
          <mrow>
            <mrow>
              <msub>
                <mi>v</mi>
                <mi>x</mi>
              </msub>
              <mo stretchy="false">=</mo>
              <mrow>
                <mo fence="true" stretchy="true">|</mo>
                <mrow>
                  <mover accent="true">
                    <mi>v</mi>
                    <mo stretchy="true">⃗</mo>
                  </mover>
                </mrow>
                <mo fence="true" stretchy="true">|</mo>
              </mrow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row>
              <msub>
                <mi>v</mi>
                <mi>y</mi>
              </msub>
              <mo stretchy="false">=</mo>
              <mrow>
                <mo fence="true" stretchy="true">|</mo>
                <mrow>
                  <mover accent="true">
                    <mi>v</mi>
                    <mo stretchy="true">⃗</mo>
                  </mover>
                </mrow>
                <mo fence="true" stretchy="true">|</mo>
              </mrow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row>
              <mi mathvariant="normal">θ</mi>
              <mo stretchy="false">=</mo>
              <msup>
                <mi>tan</mi>
                <mrow>
                  <mo stretchy="false">−</mo>
                  <mn>1</mn>
                </mrow>
              </msup>
            </mrow>
            <mrow>
              <mo fence="true" stretchy="true">(</mo>
              <mrow>
                <mfrac>
                  <msub>
                    <mi>v</mi>
                    <mi>y</mi>
                  </msub>
                  <msub>
                    <mi>v</mi>
                    <mi>x</mi>
                  </msub>
                </mfrac>
              </mrow>
              <mo fence="true" stretchy="true">)</mo>
            </mrow>
          </mrow>
        </mtd>
      </mtr>
    </mtable>
    <annotation encoding="StarMath 5.0">widevec {v} = v_x hat{ i } + v_y hat{ j } newline
abs{widevec{ v }} = sqrt{ v_x^2 + v_y^2 } newline
v_x = abs{ widevec{v} }cos( %theta ) newline
v_y = abs{ widevec{v} }sin( %theta ) newline
%theta = tan^{ -1 }left ( {v_y} over {v_x} right )</annotation>
  </semantics>
</math>
</file>